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391cm"/>
    </style:style>
    <style:style style:name="gr2" style:family="graphic" style:parent-style-name="standard">
      <style:graphic-properties draw:stroke="none" draw:fill="none" fo:min-height="0.38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opacity="10%" fo:min-height="0.391cm" draw:shadow-opacity="10%"/>
    </style:style>
    <style:style style:name="gr5" style:family="graphic" style:parent-style-name="standard">
      <style:graphic-properties draw:opacity="10%" draw:textarea-horizontal-align="center" draw:textarea-vertical-align="middle" draw:shadow-opacity="10%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text-autospace="none"/>
      <style:text-properties fo:font-size="10pt" fo:language="none" fo:country="none" style:font-size-asian="10pt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language="none" fo:country="none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2" draw:layer="layout" svg:width="2.106cm" svg:height="0.641cm" svg:x="8.419cm" svg:y="4.81cm">
          <draw:text-box>
            <text:p text:style-name="P1"><text:span text:style-name="T1">BlockData</text:span></text:p>
          </draw:text-box>
        </draw:frame>
        <draw:frame draw:style-name="gr1" draw:text-style-name="P1" draw:id="id13" draw:layer="layout" svg:width="2.005cm" svg:height="0.641cm" svg:x="4.175cm" svg:y="7.979cm">
          <draw:text-box>
            <text:p text:style-name="P1"><text:span text:style-name="T1">MapHash</text:span></text:p>
          </draw:text-box>
        </draw:frame>
        <draw:frame draw:style-name="gr2" draw:text-style-name="P1" draw:id="id10" draw:layer="layout" svg:width="1.184cm" svg:height="0.64cm" svg:x="2.356cm" svg:y="13.7cm">
          <draw:text-box>
            <text:p text:style-name="P1"><text:span text:style-name="T1">Map</text:span></text:p>
          </draw:text-box>
        </draw:frame>
        <draw:frame draw:style-name="gr1" draw:text-style-name="P1" draw:id="id1" draw:layer="layout" svg:width="2.657cm" svg:height="0.641cm" svg:x="9.138cm" svg:y="2.264cm">
          <draw:text-box>
            <text:p text:style-name="P1"><text:span text:style-name="T1">BlockAddress</text:span></text:p>
          </draw:text-box>
        </draw:frame>
        <draw:connector draw:style-name="gr3" draw:text-style-name="P3" draw:layer="layout" draw:type="curve" svg:x1="10.466cm" svg:y1="2.905cm" svg:x2="9.472cm" svg:y2="4.81cm" draw:start-shape="id1" draw:start-glue-point="2" draw:end-shape="id2" svg:d="m10466 2905c0 1429-994 477-994 1905">
          <text:p text:style-name="P2"><text:span text:style-name="T2">Key</text:span></text:p>
        </draw:connector>
        <draw:g draw:id="id9">
          <draw:frame draw:style-name="gr4" draw:text-style-name="P1" draw:id="id3" draw:layer="layout" svg:width="2.966cm" svg:height="0.641cm" svg:x="6.895cm" svg:y="8.62cm">
            <draw:text-box>
              <text:p text:style-name="P1"><text:span text:style-name="T1">CurrentAddress</text:span></text:p>
            </draw:text-box>
          </draw:frame>
          <draw:frame draw:style-name="gr4" draw:text-style-name="P1" draw:id="id4" draw:layer="layout" svg:width="2.36cm" svg:height="0.641cm" svg:x="10.07cm" svg:y="8.62cm">
            <draw:text-box>
              <text:p text:style-name="P1"><text:span text:style-name="T1">disasm_line</text:span></text:p>
            </draw:text-box>
          </draw:frame>
          <draw:connector draw:style-name="gr5" draw:text-style-name="P2" draw:layer="layout" draw:type="curve" svg:x1="9.861cm" svg:y1="8.94cm" svg:x2="10.07cm" svg:y2="8.94cm" draw:start-shape="id3" draw:start-glue-point="1" draw:end-shape="id4" draw:end-glue-point="3" svg:d="m9861 8940h209">
            <text:p/>
          </draw:connector>
          <draw:frame draw:style-name="gr4" draw:text-style-name="P1" draw:id="id5" draw:layer="layout" svg:width="2.966cm" svg:height="0.641cm" svg:x="6.895cm" svg:y="9.884cm">
            <draw:text-box>
              <text:p text:style-name="P1"><text:span text:style-name="T1">CurrentAddress</text:span></text:p>
            </draw:text-box>
          </draw:frame>
          <draw:frame draw:style-name="gr4" draw:text-style-name="P1" draw:id="id6" draw:layer="layout" svg:width="2.36cm" svg:height="0.641cm" svg:x="10.07cm" svg:y="9.884cm">
            <draw:text-box>
              <text:p text:style-name="P1"><text:span text:style-name="T1">disasm_line</text:span></text:p>
            </draw:text-box>
          </draw:frame>
          <draw:connector draw:style-name="gr5" draw:text-style-name="P2" draw:layer="layout" draw:type="curve" svg:x1="9.861cm" svg:y1="10.204cm" svg:x2="10.07cm" svg:y2="10.204cm" draw:start-shape="id5" draw:start-glue-point="1" draw:end-shape="id6" draw:end-glue-point="3" svg:d="m9861 10204h209">
            <text:p/>
          </draw:connector>
          <draw:frame draw:style-name="gr4" draw:text-style-name="P1" draw:id="id7" draw:layer="layout" svg:width="2.966cm" svg:height="0.641cm" svg:x="6.895cm" svg:y="11.16cm">
            <draw:text-box>
              <text:p text:style-name="P1"><text:span text:style-name="T1">CurrentAddress</text:span></text:p>
            </draw:text-box>
          </draw:frame>
          <draw:frame draw:style-name="gr4" draw:text-style-name="P1" draw:id="id8" draw:layer="layout" svg:width="2.36cm" svg:height="0.641cm" svg:x="10.07cm" svg:y="11.16cm">
            <draw:text-box>
              <text:p text:style-name="P1"><text:span text:style-name="T1">disasm_line</text:span></text:p>
            </draw:text-box>
          </draw:frame>
          <draw:connector draw:style-name="gr5" draw:text-style-name="P2" draw:layer="layout" draw:type="curve" svg:x1="9.861cm" svg:y1="11.48cm" svg:x2="10.07cm" svg:y2="11.48cm" draw:start-shape="id7" draw:start-glue-point="1" draw:end-shape="id8" draw:end-glue-point="3" svg:d="m9861 11480h209">
            <text:p/>
          </draw:connector>
        </draw:g>
        <draw:connector draw:style-name="gr3" draw:text-style-name="P3" draw:layer="layout" draw:type="curve" svg:x1="9.472cm" svg:y1="5.451cm" svg:x2="9.662cm" svg:y2="8.62cm" draw:start-shape="id2" draw:start-glue-point="2" draw:end-shape="id9" draw:end-glue-point="0" svg:d="m9472 5451c0 2377 190 793 190 3169">
          <text:p text:style-name="P2"><text:span text:style-name="T2">Value</text:span></text:p>
        </draw:connector>
        <draw:connector draw:style-name="gr6" draw:text-style-name="P2" draw:layer="layout" draw:type="curve" svg:x1="3.54cm" svg:y1="14.02cm" svg:x2="6.509cm" svg:y2="18.145cm" draw:start-shape="id10" draw:start-glue-point="1" draw:end-shape="id11" draw:end-glue-point="0" svg:d="m3540 14020c1980 0 2969 1375 2969 4125">
          <text:p/>
        </draw:connector>
        <draw:g draw:id="id11">
          <draw:frame draw:style-name="gr1" draw:text-style-name="P1" draw:layer="layout" svg:width="7.208cm" svg:height="0.641cm" svg:x="2.905cm" svg:y="18.145cm">
            <draw:text-box>
              <text:p text:style-name="P1"><text:span text:style-name="T1">Src, Dst, Dst, SymbolicName, Comment</text:span></text:p>
            </draw:text-box>
          </draw:frame>
          <draw:frame draw:style-name="gr1" draw:text-style-name="P1" draw:layer="layout" svg:width="7.208cm" svg:height="0.641cm" svg:x="2.905cm" svg:y="19.413cm">
            <draw:text-box>
              <text:p text:style-name="P1"><text:span text:style-name="T1">Src, Dst, Dst, SymbolicName, Comment</text:span></text:p>
            </draw:text-box>
          </draw:frame>
          <draw:frame draw:style-name="gr1" draw:text-style-name="P1" draw:layer="layout" svg:width="7.208cm" svg:height="0.641cm" svg:x="2.905cm" svg:y="20.679cm">
            <draw:text-box>
              <text:p text:style-name="P1"><text:span text:style-name="T1">Src, Dst, Dst, SymbolicName, Comment</text:span></text:p>
            </draw:text-box>
          </draw:frame>
        </draw:g>
        <draw:frame draw:style-name="gr1" draw:text-style-name="P1" draw:id="id12" draw:layer="layout" svg:width="3.855cm" svg:height="0.641cm" svg:x="2.225cm" svg:y="2.905cm">
          <draw:text-box>
            <text:p text:style-name="P1"><text:span text:style-name="T1">hex(Src) + ":" + to_str</text:span></text:p>
          </draw:text-box>
        </draw:frame>
        <draw:connector draw:style-name="gr6" draw:text-style-name="P2" draw:layer="layout" draw:type="curve" svg:x1="4.152cm" svg:y1="3.546cm" svg:x2="5.177cm" svg:y2="7.979cm" draw:start-shape="id12" draw:start-glue-point="2" draw:end-shape="id13" svg:d="m4152 3546c0 3325 1025 1109 1025 4433">
          <text:p/>
        </draw:connector>
        <draw:connector draw:style-name="gr3" draw:text-style-name="P3" draw:layer="layout" draw:type="curve" svg:x1="9.472cm" svg:y1="5.452cm" svg:x2="15.052cm" svg:y2="8.545cm" svg:d="m9472 5452c4185 0 1395 3093 5580 3093">
          <text:p text:style-name="P2"><text:span text:style-name="T2">Value</text:span></text:p>
        </draw:connector>
        <draw:frame draw:style-name="gr7" draw:layer="layout" svg:width="1.035cm" svg:height="0.963cm" svg:x="15.605cm" svg:y="8.58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6T14:43:40.99</meta:creation-date>
    <dc:date>2010-04-16T18:05:45.31</dc:date>
    <meta:editing-duration>PT03H22M02S</meta:editing-duration>
    <meta:editing-cycles>11</meta:editing-cycles>
    <meta:generator>OpenOffice.org/3.1$Win32 OpenOffice.org_project/310m19$Build-9420</meta:generator>
    <meta:document-statistic meta:object-count="25"/>
  </office:meta>
</office:document-meta>
</file>